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c45" officeooo:paragraph-rsid="00087c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3 <text:s/>cd Desktop</text:p>
      <text:p text:style-name="P1"><text:s text:c="2"/>314 <text:s/>cd BDINTESA</text:p>
      <text:p text:style-name="P1"><text:s text:c="2"/>315 <text:s/>jupyter notebook</text:p>
      <text:p text:style-name="P1"><text:s text:c="2"/>316 <text:s/>cd Desktop/BDINTESA</text:p>
      <text:p text:style-name="P1"><text:s text:c="2"/>317 <text:s/>jupyter notebook</text:p>
      <text:p text:style-name="P1"><text:s text:c="2"/>318 <text:s/>cd Desktop</text:p>
      <text:p text:style-name="P1"><text:s text:c="2"/>319 <text:s/>cd BDINTESA</text:p>
      <text:p text:style-name="P1"><text:s text:c="2"/>320 <text:s/>git pull</text:p>
      <text:p text:style-name="P1"><text:s text:c="2"/>321 <text:s/>giuliacarletti</text:p>
      <text:p text:style-name="P1"><text:s text:c="2"/>322 <text:s/>git pull</text:p>
      <text:p text:style-name="P1"><text:s text:c="2"/>323 <text:s/>jupyter notebook</text:p>
      <text:p text:style-name="P1"><text:s text:c="2"/>324 <text:s/>cd Desktop</text:p>
      <text:p text:style-name="P1"><text:s text:c="2"/>325 <text:s/>cd BDINTESA</text:p>
      <text:p text:style-name="P1"><text:s text:c="2"/>326 <text:s/>git pull</text:p>
      <text:p text:style-name="P1"><text:s text:c="2"/>327 <text:s/>jupyter notebook</text:p>
      <text:p text:style-name="P1"><text:s text:c="2"/>328 <text:s/>cd Desktop/BDINTESA</text:p>
      <text:p text:style-name="P1"><text:s text:c="2"/>329 <text:s/>jupyter notebook</text:p>
      <text:p text:style-name="P1"><text:s text:c="2"/>330 <text:s/>cd Desktop</text:p>
      <text:p text:style-name="P1"><text:s text:c="2"/>331 <text:s/>cd BDINTESA</text:p>
      <text:p text:style-name="P1"><text:s text:c="2"/>332 <text:s/>git pull</text:p>
      <text:p text:style-name="P1"><text:s text:c="2"/>333 <text:s/>jupyter notebook</text:p>
      <text:p text:style-name="P1"><text:s text:c="2"/>334 <text:s/>cd Desktop/BDINTESA</text:p>
      <text:p text:style-name="P1"><text:s text:c="2"/>335 <text:s/>jupyter notebook</text:p>
      <text:p text:style-name="P1"><text:s text:c="2"/>336 <text:s/>cd Desktop/BDINTESA</text:p>
      <text:p text:style-name="P1"><text:s text:c="2"/>337 <text:s/>jupyter notebook</text:p>
      <text:p text:style-name="P1"><text:s text:c="2"/>338 <text:s/>cd Desktop</text:p>
      <text:p text:style-name="P1"><text:s text:c="2"/>339 <text:s/>/BDINTESA</text:p>
      <text:p text:style-name="P1"><text:s text:c="2"/>340 <text:s/>cd..</text:p>
      <text:p text:style-name="P1"><text:s text:c="2"/>341 <text:s/>/BDINTESA</text:p>
      <text:p text:style-name="P1"><text:s text:c="2"/>342 <text:s/>cd Desktop/BDINTESA</text:p>
      <text:p text:style-name="P1"><text:s text:c="2"/>343 <text:s/>jupyter notebook</text:p>
      <text:p text:style-name="P1"><text:s text:c="2"/>344 <text:s/>cd Desktop/BDINTESA</text:p>
      <text:p text:style-name="P1"><text:s text:c="2"/>345 <text:s/>jupyter notebook</text:p>
      <text:p text:style-name="P1"><text:s text:c="2"/>346 <text:s/>git status</text:p>
      <text:p text:style-name="P1"><text:s text:c="2"/>347 <text:s/>git pull</text:p>
      <text:p text:style-name="P1"><text:s text:c="2"/>348 <text:s/>jupyter notebook</text:p>
      <text:p text:style-name="P1"><text:s text:c="2"/>349 <text:s/>cd Desktop/BDINTESA</text:p>
      <text:p text:style-name="P1"><text:s text:c="2"/>350 <text:s/>git pull</text:p>
      <text:p text:style-name="P1"><text:s text:c="2"/>351 <text:s/>jupyter notebook</text:p>
      <text:p text:style-name="P1"><text:s text:c="2"/>352 <text:s/>git status</text:p>
      <text:p text:style-name="P1"><text:s text:c="2"/>353 <text:s/>git pull</text:p>
      <text:p text:style-name="P1"><text:s text:c="2"/>354 <text:s/>git status</text:p>
      <text:p text:style-name="P1"><text:s text:c="2"/>355 <text:s/>cd ..</text:p>
      <text:p text:style-name="P1"><text:s text:c="2"/>356 <text:s/>ls</text:p>
      <text:p text:style-name="P1"><text:s text:c="2"/>357 <text:s/>cd Documents/</text:p>
      <text:p text:style-name="P1"><text:s text:c="2"/>358 <text:s/>ls</text:p>
      <text:p text:style-name="P1"><text:s text:c="2"/>359 <text:s/>cd BigDive/</text:p>
      <text:p text:style-name="P1"><text:s text:c="2"/>360 <text:s/>ls</text:p>
      <text:p text:style-name="P1"><text:s text:c="2"/>361 <text:s/>git init</text:p>
      <text:p text:style-name="P1"><text:s text:c="2"/>362 <text:s/>ll</text:p>
      <text:p text:style-name="P1"><text:s text:c="2"/>363 <text:s/>git status</text:p>
      <text:p text:style-name="P1"><text:s text:c="2"/>364 <text:s/>git add .</text:p>
      <text:p text:style-name="P1"><text:soft-page-break/><text:s text:c="2"/>365 <text:s/>git status</text:p>
      <text:p text:style-name="P1"><text:s text:c="2"/>366 <text:s/>git commit -m "first commit"</text:p>
      <text:p text:style-name="P1"><text:s text:c="2"/>367 <text:s/>git remote add origin https://github.com/giuliacarletti/BigDive.git</text:p>
      <text:p text:style-name="P1"><text:s text:c="2"/>368 <text:s/>git push -u origin master</text:p>
      <text:p text:style-name="P1"><text:s text:c="2"/>369 <text:s/>history </text:p>
      <text:p text:style-name="P1"><text:s text:c="2"/>370 <text:s/>cd Desktop/BDINTESA</text:p>
      <text:p text:style-name="P1"><text:s text:c="2"/>371 <text:s/>jupyter notebook</text:p>
      <text:p text:style-name="P1"><text:s text:c="2"/>372 <text:s/>cd Desktop</text:p>
      <text:p text:style-name="P1"><text:s text:c="2"/>373 <text:s/>cd BDINTESA</text:p>
      <text:p text:style-name="P1"><text:s text:c="2"/>374 <text:s/>git pull</text:p>
      <text:p text:style-name="P1"><text:s text:c="2"/>375 <text:s/>git status</text:p>
      <text:p text:style-name="P1"><text:s text:c="2"/>376 <text:s/>jupyter notebook</text:p>
      <text:p text:style-name="P1"><text:s text:c="2"/>377 <text:s/>cd Desktop/BDINTESA</text:p>
      <text:p text:style-name="P1"><text:s text:c="2"/>378 <text:s/>git status</text:p>
      <text:p text:style-name="P1"><text:s text:c="2"/>379 <text:s/>git pull</text:p>
      <text:p text:style-name="P1"><text:s text:c="2"/>380 <text:s/>jupyter notebook</text:p>
      <text:p text:style-name="P1"><text:s text:c="2"/>381 <text:s/>cd Desktop/BDINTESA</text:p>
      <text:p text:style-name="P1"><text:s text:c="2"/>382 <text:s/>git pull</text:p>
      <text:p text:style-name="P1"><text:s text:c="2"/>383 <text:s/>git status</text:p>
      <text:p text:style-name="P1"><text:s text:c="2"/>384 <text:s/>jupyter notebook</text:p>
      <text:p text:style-name="P1"><text:s text:c="2"/>385 <text:s/>cd ..</text:p>
      <text:p text:style-name="P1"><text:s text:c="2"/>386 <text:s/>cd Documents</text:p>
      <text:p text:style-name="P1"><text:s text:c="2"/>387 <text:s/>ls</text:p>
      <text:p text:style-name="P1"><text:s text:c="2"/>388 <text:s/>cd BigDive/</text:p>
      <text:p text:style-name="P1"><text:s text:c="2"/>389 <text:s/>git status</text:p>
      <text:p text:style-name="P1"><text:s text:c="2"/>390 <text:s/>git add *</text:p>
      <text:p text:style-name="P1"><text:s text:c="2"/>391 <text:s/>git status</text:p>
      <text:p text:style-name="P1"><text:s text:c="2"/>392 <text:s/>git commit -m 'new file 14 ott'</text:p>
      <text:p text:style-name="P1"><text:s text:c="2"/>393 <text:s/>git push</text:p>
      <text:p text:style-name="P1"><text:s text:c="2"/>394 <text:s/>git config --global push.default matching</text:p>
      <text:p text:style-name="P1"><text:s text:c="2"/>395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49:21.124472425</meta:creation-date>
    <dc:date>2016-10-14T16:49:49.752532935</dc:date>
    <meta:editing-duration>PT28S</meta:editing-duration>
    <meta:editing-cycles>1</meta:editing-cycles>
    <meta:document-statistic meta:table-count="0" meta:image-count="0" meta:object-count="0" meta:page-count="2" meta:paragraph-count="83" meta:word-count="258" meta:character-count="1664" meta:non-whitespace-character-count="1242"/>
    <meta:generator>LibreOffice/5.1.4.2$Linux_X86_64 LibreOffice_project/10m0$Build-2</meta:generator>
  </office:meta>
</office:document-meta>
</file>